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2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14.59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31mm"/>
    </style:style>
    <style:style style:name="co8" style:family="table-column">
      <style:table-column-properties fo:break-before="auto" style:column-width="44.84mm"/>
    </style:style>
    <style:style style:name="co9" style:family="table-column">
      <style:table-column-properties fo:break-before="auto" style:column-width="7.07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20.7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4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7.96mm"/>
    </style:style>
    <style:style style:name="co16" style:family="table-column">
      <style:table-column-properties fo:break-before="auto" style:column-width="3.79mm"/>
    </style:style>
    <style:style style:name="co17" style:family="table-column">
      <style:table-column-properties fo:break-before="auto" style:column-width="20.87mm"/>
    </style:style>
    <style:style style:name="co18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end" fo:margin-left="0mm"/>
    </style:style>
    <style:style style:name="ce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Consolas"/>
    </style:style>
    <style:style style:name="ce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Consolas"/>
    </style:style>
    <style:style style:name="ce6" style:family="table-cell" style:parent-style-name="Default">
      <style:table-cell-properties fo:background-color="#ffffff" style:vertical-align="middle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end" fo:margin-left="0mm"/>
    </style:style>
    <style:style style:name="ce12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3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4" style:family="table-cell" style:parent-style-name="Default" style:data-style-name="N2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15" style:family="table-cell" style:parent-style-name="Default" style:data-style-name="N2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Consolas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7" style:family="table-cell" style:parent-style-name="Default" style:data-style-name="N128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Consolas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fffff" fo:border-left="0.06pt solid #000000" fo:border-right="none" fo:border-top="none" style:vertical-align="middle"/>
    </style:style>
    <style:style style:name="ce21" style:family="table-cell" style:parent-style-name="Default">
      <style:table-cell-properties fo:border-bottom="0.06pt solid #000000" fo:background-color="#ffffff" fo:border-left="0.06pt solid #000000" fo:border-right="none" fo:border-top="none" style:vertical-align="middle"/>
    </style:style>
    <style:style style:name="ce2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-bottom="none" fo:background-color="#ffffff" fo:border-left="0.06pt solid #000000" fo:border-right="none" fo:border-top="0.06pt solid #000000" style:vertical-align="middle"/>
    </style:style>
    <style:style style:name="ce2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06pt solid #000000" fo:background-color="#ffffff" fo:border-left="none" fo:border-right="none" fo:border-top="none" style:vertical-align="middle"/>
    </style:style>
    <style:style style:name="ce27" style:family="table-cell" style:parent-style-name="Default">
      <style:table-cell-properties fo:border-bottom="none" fo:background-color="#ffffff" fo:border-left="none" fo:border-right="none" fo:border-top="0.06pt solid #000000" style:vertical-align="middle"/>
    </style:style>
    <style:style style:name="ce28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9" style:family="table-cell" style:parent-style-name="Default" style:data-style-name="N2">
      <style:table-cell-properties fo:background-color="#ffffff" style:vertical-align="middle"/>
    </style:style>
    <style:style style:name="ce30" style:family="table-cell" style:parent-style-name="Default" style:data-style-name="N2">
      <style:table-cell-properties fo:border-bottom="0.06pt solid #000000" fo:background-color="#ffffff" fo:border-left="none" fo:border-right="none" fo:border-top="none" style:vertical-align="middle"/>
    </style:style>
    <style:style style:name="ce31" style:family="table-cell" style:parent-style-name="Default" style:data-style-name="N2">
      <style:table-cell-properties fo:border-bottom="none" fo:background-color="#ffffff" fo:border-left="none" fo:border-right="none" fo:border-top="0.06pt solid #000000" style:vertical-align="middle"/>
    </style:style>
    <style:style style:name="ce32" style:family="table-cell" style:parent-style-name="Default" style:data-style-name="N61">
      <style:table-cell-properties fo:background-color="#ffffff" fo:border="none" style:vertical-align="middle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35" style:family="table-cell" style:parent-style-name="Default">
      <style:table-cell-properties fo:border-bottom="0.06pt solid #000000" fo:background-color="#ffffff" fo:border-left="none" fo:border-right="0.06pt solid #000000" fo:border-top="none" style:vertical-align="middle"/>
    </style:style>
    <style:style style:name="ce36" style:family="table-cell" style:parent-style-name="Default">
      <style:table-cell-properties fo:border-bottom="none" fo:background-color="#ffffff" fo:border-left="none" fo:border-right="0.06pt solid #000000" fo:border-top="0.06pt solid #000000" style:vertical-align="middle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41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mm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44" style:family="table-cell" style:parent-style-name="Default" style:data-style-name="N128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  <style:style style:name="ce45" style:family="table-cell" style:parent-style-name="Default" style:data-style-name="N128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46" style:family="table-cell" style:parent-style-name="Default" style:data-style-name="N128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mm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</style:style>
  </office:automatic-styles>
  <office:body>
    <office:spreadsheet>
      <table:calculation-settings table:automatic-find-labels="false" table:use-regular-expressions="false"/>
      <table:table table:name="Resolução (a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visibility="collapse" table:number-columns-repeated="1008" table:default-cell-style-name="Default"/>
        <table:table-row table:style-name="ro1">
          <table:table-cell table:style-name="ce1" table:number-columns-repeated="17"/>
          <table:table-cell table:style-name="ce6" table:number-columns-repeated="987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Corrente [i]</text:p>
          </table:table-cell>
          <table:table-cell table:style-name="ce2" office:value-type="string" calcext:value-type="string" table:number-columns-spanned="8" table:number-rows-spanned="1">
            <text:p>propriedades da corrente</text:p>
          </table:table-cell>
          <table:covered-table-cell table:style-name="ce10"/>
          <table:covered-table-cell table:style-name="ce7"/>
          <table:covered-table-cell table:style-name="ce10"/>
          <table:covered-table-cell table:style-name="ce7"/>
          <table:covered-table-cell table:style-name="ce10"/>
          <table:covered-table-cell table:style-name="ce7"/>
          <table:covered-table-cell table:style-name="ce10"/>
          <table:table-cell table:style-name="ce19"/>
          <table:table-cell table:style-name="ce2" office:value-type="string" calcext:value-type="string" table:number-columns-spanned="4" table:number-rows-spanned="1">
            <text:p>Cálculos de props. Intensivas</text:p>
          </table:table-cell>
          <table:covered-table-cell table:number-columns-repeated="2" table:style-name="ce25"/>
          <table:covered-table-cell table:style-name="ce33"/>
          <table:table-cell table:style-name="ce1" table:number-columns-repeated="2"/>
          <table:table-cell table:style-name="ce6" table:number-columns-repeated="987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covered-table-cell table:style-name="ce3"/>
          <table:table-cell table:style-name="ce7" office:value-type="string" calcext:value-type="string" table:number-columns-spanned="2" table:number-rows-spanned="1">
            <text:p>T/degC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P/kP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H_T</text:p>
          </table:table-cell>
          <table:covered-table-cell table:style-name="ce11"/>
          <table:table-cell table:style-name="ce2" office:value-type="string" calcext:value-type="string" table:number-columns-spanned="2" table:number-rows-spanned="1">
            <text:p>x_V</text:p>
          </table:table-cell>
          <table:covered-table-cell table:style-name="ce11"/>
          <table:table-cell table:style-name="ce6"/>
          <table:table-cell table:style-name="ce20" office:value-type="string" calcext:value-type="string">
            <text:p>W[1→2](compressor)</text:p>
          </table:table-cell>
          <table:table-cell table:style-name="ce6" office:value-type="string" calcext:value-type="string">
            <text:p>(5)</text:p>
          </table:table-cell>
          <table:table-cell table:style-name="ce29" table:formula="of:=[.H5]-[.H4]" office:value-type="float" office:value="75" calcext:value-type="float">
            <text:p>75.00</text:p>
          </table:table-cell>
          <table:table-cell table:style-name="ce34" office:value-type="string" calcext:value-type="string">
            <text:p>[kJ/kg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4" office:value-type="string" calcext:value-type="string">
            <text:p>[1]</text:p>
          </table:table-cell>
          <table:table-cell table:style-name="ce8" office:value-type="string" calcext:value-type="string">
            <text:p>(0)</text:p>
          </table:table-cell>
          <table:table-cell table:style-name="ce12" office:value-type="float" office:value="-50" calcext:value-type="float">
            <text:p>-50.00</text:p>
          </table:table-cell>
          <table:table-cell table:style-name="ce14" office:value-type="string" calcext:value-type="string">
            <text:p>'(1~)</text:p>
          </table:table-cell>
          <table:table-cell table:style-name="ce12" office:value-type="float" office:value="3" calcext:value-type="float">
            <text:p>3.00</text:p>
          </table:table-cell>
          <table:table-cell table:style-name="ce14" office:value-type="string" calcext:value-type="string">
            <text:p>'(1~)</text:p>
          </table:table-cell>
          <table:table-cell table:style-name="ce12" office:value-type="float" office:value="370" calcext:value-type="float">
            <text:p>370.00</text:p>
          </table:table-cell>
          <table:table-cell table:style-name="ce8" office:value-type="string" calcext:value-type="string">
            <text:p>(0)</text:p>
          </table:table-cell>
          <table:table-cell table:style-name="ce16" office:value-type="string" calcext:value-type="string">
            <text:p>V_sat (1)</text:p>
          </table:table-cell>
          <table:table-cell table:style-name="ce6"/>
          <table:table-cell table:style-name="ce20" office:value-type="string" calcext:value-type="string">
            <text:p>Q[2→3](condensador)</text:p>
          </table:table-cell>
          <table:table-cell table:style-name="ce6" office:value-type="string" calcext:value-type="string">
            <text:p>(6)</text:p>
          </table:table-cell>
          <table:table-cell table:style-name="ce29" table:formula="of:=[.H6]-[.H5]" office:value-type="float" office:value="-215" calcext:value-type="float">
            <text:p>-215.00</text:p>
          </table:table-cell>
          <table:table-cell table:style-name="ce34" office:value-type="string" calcext:value-type="string">
            <text:p>[kJ/kg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4" office:value-type="string" calcext:value-type="string">
            <text:p>[2]</text:p>
          </table:table-cell>
          <table:table-cell table:style-name="ce8" office:value-type="string" calcext:value-type="string">
            <text:p>'(4~)</text:p>
          </table:table-cell>
          <table:table-cell table:style-name="ce12" office:value-type="float" office:value="60" calcext:value-type="float">
            <text:p>60.00</text:p>
          </table:table-cell>
          <table:table-cell table:style-name="ce14" office:value-type="string" calcext:value-type="string">
            <text:p>(4)</text:p>
          </table:table-cell>
          <table:table-cell table:style-name="ce12" table:formula="of:=[.F6]" office:value-type="float" office:value="1000" calcext:value-type="float">
            <text:p>1000.00</text:p>
          </table:table-cell>
          <table:table-cell table:style-name="ce14" office:value-type="string" calcext:value-type="string">
            <text:p>'(4~)</text:p>
          </table:table-cell>
          <table:table-cell table:style-name="ce12" office:value-type="float" office:value="445" calcext:value-type="float">
            <text:p>445.00</text:p>
          </table:table-cell>
          <table:table-cell table:style-name="ce8" office:value-type="string" calcext:value-type="string">
            <text:p>(4)</text:p>
          </table:table-cell>
          <table:table-cell table:style-name="ce17" office:value-type="string" calcext:value-type="string">
            <text:p>V_sup (1)</text:p>
          </table:table-cell>
          <table:table-cell table:style-name="ce6"/>
          <table:table-cell table:style-name="ce21" office:value-type="string" calcext:value-type="string">
            <text:p>Q[4→1](evaporador)</text:p>
          </table:table-cell>
          <table:table-cell table:style-name="ce26" office:value-type="string" calcext:value-type="string">
            <text:p>(7)</text:p>
          </table:table-cell>
          <table:table-cell table:style-name="ce30" table:formula="of:=[.H4]-[.H7]" office:value-type="float" office:value="140" calcext:value-type="float">
            <text:p>140.00</text:p>
          </table:table-cell>
          <table:table-cell table:style-name="ce35" office:value-type="string" calcext:value-type="string">
            <text:p>[kJ/kg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4" office:value-type="string" calcext:value-type="string">
            <text:p>[3]</text:p>
          </table:table-cell>
          <table:table-cell table:style-name="ce8" office:value-type="string" calcext:value-type="string">
            <text:p>(0)</text:p>
          </table:table-cell>
          <table:table-cell table:style-name="ce12" office:value-type="float" office:value="20" calcext:value-type="float">
            <text:p>20.00</text:p>
          </table:table-cell>
          <table:table-cell table:style-name="ce14" office:value-type="string" calcext:value-type="string">
            <text:p>(0)</text:p>
          </table:table-cell>
          <table:table-cell table:style-name="ce12" office:value-type="float" office:value="1000" calcext:value-type="float">
            <text:p>1000.00</text:p>
          </table:table-cell>
          <table:table-cell table:style-name="ce14" office:value-type="string" calcext:value-type="string">
            <text:p>(2)</text:p>
          </table:table-cell>
          <table:table-cell table:style-name="ce12" office:value-type="float" office:value="230" calcext:value-type="float">
            <text:p>230.00</text:p>
          </table:table-cell>
          <table:table-cell table:style-name="ce8" office:value-type="string" calcext:value-type="string">
            <text:p>(2)</text:p>
          </table:table-cell>
          <table:table-cell table:style-name="ce16" office:value-type="string" calcext:value-type="string">
            <text:p>L_sub (0)</text:p>
          </table:table-cell>
          <table:table-cell table:style-name="ce6"/>
          <table:table-cell/>
          <table:table-cell table:style-name="ce6"/>
          <table:table-cell table:style-name="ce29"/>
          <table:table-cell/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5" office:value-type="string" calcext:value-type="string">
            <text:p>[4]</text:p>
          </table:table-cell>
          <table:table-cell table:style-name="ce9" office:value-type="string" calcext:value-type="string">
            <text:p>'(3~)</text:p>
          </table:table-cell>
          <table:table-cell table:style-name="ce13" office:value-type="float" office:value="50" calcext:value-type="float">
            <text:p>50.00</text:p>
          </table:table-cell>
          <table:table-cell table:style-name="ce15" office:value-type="string" calcext:value-type="string">
            <text:p>(3)</text:p>
          </table:table-cell>
          <table:table-cell table:style-name="ce13" office:value-type="float" office:value="3" calcext:value-type="float">
            <text:p>3.00</text:p>
          </table:table-cell>
          <table:table-cell table:style-name="ce15" office:value-type="string" calcext:value-type="string">
            <text:p>(3)</text:p>
          </table:table-cell>
          <table:table-cell table:style-name="ce13" table:formula="of:=[.H6]" office:value-type="float" office:value="230" calcext:value-type="float">
            <text:p>230.00</text:p>
          </table:table-cell>
          <table:table-cell table:style-name="ce9" office:value-type="string" calcext:value-type="string">
            <text:p>'(3~)</text:p>
          </table:table-cell>
          <table:table-cell table:style-name="ce18" office:value-type="float" office:value="0.4" calcext:value-type="float">
            <text:p>0.4</text:p>
          </table:table-cell>
          <table:table-cell table:style-name="ce6"/>
          <table:table-cell table:style-name="ce22" office:value-type="string" calcext:value-type="string" table:number-columns-spanned="4" table:number-rows-spanned="1">
            <text:p>Cálculos de prop. Extensivas</text:p>
          </table:table-cell>
          <table:covered-table-cell table:number-columns-repeated="3" table:style-name="ce1"/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/>
          <table:table-cell table:style-name="ce6" table:number-columns-repeated="10"/>
          <table:table-cell table:style-name="ce23" office:value-type="string" calcext:value-type="string">
            <text:p>vazão mássica</text:p>
          </table:table-cell>
          <table:table-cell table:style-name="ce27" office:value-type="string" calcext:value-type="string">
            <text:p>(0)</text:p>
          </table:table-cell>
          <table:table-cell table:style-name="ce31" office:value-type="float" office:value="20" calcext:value-type="float">
            <text:p>20.00</text:p>
          </table:table-cell>
          <table:table-cell table:style-name="ce36" office:value-type="string" calcext:value-type="string">
            <text:p>[kg/min]</text:p>
          </table:table-cell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table:number-columns-repeated="6"/>
          <table:table-cell table:style-name="ce6" table:number-columns-repeated="5"/>
          <table:table-cell table:style-name="ce24" office:value-type="string" calcext:value-type="string">
            <text:p>Potencia termica</text:p>
          </table:table-cell>
          <table:table-cell table:style-name="ce1" office:value-type="string" calcext:value-type="string">
            <text:p>(8)</text:p>
          </table:table-cell>
          <table:table-cell table:style-name="ce32" table:formula="of:=[.$N$5]*[.$N$8]" office:value-type="float" office:value="2800" calcext:value-type="float">
            <text:p>2.80E+03</text:p>
          </table:table-cell>
          <table:table-cell table:style-name="ce37"/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table:number-columns-repeated="6"/>
          <table:table-cell table:style-name="ce6" table:number-columns-repeated="5"/>
          <table:table-cell table:style-name="ce24" office:value-type="string" calcext:value-type="string">
            <text:p>Potencia eletrica</text:p>
          </table:table-cell>
          <table:table-cell table:style-name="ce1" office:value-type="string" calcext:value-type="string">
            <text:p>(9)</text:p>
          </table:table-cell>
          <table:table-cell table:style-name="ce32" table:formula="of:=[.$N$3]*[.$N$8]" office:value-type="float" office:value="1500" calcext:value-type="float">
            <text:p>1.50E+03</text:p>
          </table:table-cell>
          <table:table-cell table:style-name="ce37"/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table:number-columns-repeated="6"/>
          <table:table-cell table:style-name="ce6" table:number-columns-repeated="5"/>
          <table:table-cell table:style-name="ce21" office:value-type="string" calcext:value-type="string">
            <text:p>Coeficiente desempenho</text:p>
          </table:table-cell>
          <table:table-cell table:style-name="ce28" office:value-type="string" calcext:value-type="string">
            <text:p>(10)</text:p>
          </table:table-cell>
          <table:table-cell table:style-name="ce30" table:formula="of:=[.$N$9]/[.$N$10]" office:value-type="float" office:value="1.86666666666667" calcext:value-type="float">
            <text:p>1.87</text:p>
          </table:table-cell>
          <table:table-cell table:style-name="ce38"/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>
          <table:table-cell table:style-name="ce1" table:number-columns-repeated="6"/>
          <table:table-cell table:style-name="ce6" table:number-columns-repeated="9"/>
          <table:table-cell table:style-name="ce1"/>
          <table:table-cell table:style-name="ce6" table:number-columns-repeated="988"/>
          <table:table-cell table:style-name="ce1" table:number-columns-repeated="4"/>
          <table:table-cell table:number-columns-repeated="16"/>
        </table:table-row>
        <table:table-row table:style-name="ro1" table:visibility="collapse" table:number-rows-repeated="1048563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Resolução (b,c)" table:style-name="ta1" table:print-ranges="'Resolução (b,c)'.A1:'Resolução (b,c)'.M26">
        <table:table-column table:style-name="co13" table:default-cell-style-name="ce1"/>
        <table:table-column table:style-name="co2" table:default-cell-style-name="ce6"/>
        <table:table-column table:style-name="co3" table:default-cell-style-name="ce6"/>
        <table:table-column table:style-name="co14" table:default-cell-style-name="ce6"/>
        <table:table-column table:style-name="co3" table:default-cell-style-name="ce6"/>
        <table:table-column table:style-name="co15" table:default-cell-style-name="ce6"/>
        <table:table-column table:style-name="co3" table:default-cell-style-name="ce6"/>
        <table:table-column table:style-name="co14" table:default-cell-style-name="ce6"/>
        <table:table-column table:style-name="co3" table:default-cell-style-name="ce6"/>
        <table:table-column table:style-name="co7" table:default-cell-style-name="ce6"/>
        <table:table-column table:style-name="co16" table:default-cell-style-name="ce6"/>
        <table:table-column table:style-name="co17" table:default-cell-style-name="ce6"/>
        <table:table-column table:style-name="co13" table:default-cell-style-name="ce6"/>
        <table:table-column table:style-name="co8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3" table:default-cell-style-name="ce6"/>
        <table:table-column table:style-name="co12" table:visibility="collapse" table:number-columns-repeated="989" table:default-cell-style-name="ce6"/>
        <table:table-column table:style-name="co12" table:visibility="collapse" table:default-cell-style-name="ce1"/>
        <table:table-column table:style-name="co12" table:visibility="collapse" table:number-columns-repeated="16" table:default-cell-style-name="Default"/>
        <table:table-row table:style-name="ro1">
          <table:table-cell/>
          <table:table-cell table:style-name="ce1" table:number-columns-repeated="1006"/>
          <table:table-cell table:number-columns-repeated="17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rrente [i]</text:p>
          </table:table-cell>
          <table:table-cell table:style-name="ce2" office:value-type="string" calcext:value-type="string" table:number-columns-spanned="10" table:number-rows-spanned="1">
            <text:p>propriedades da corrente</text:p>
          </table:table-cell>
          <table:covered-table-cell table:style-name="ce11"/>
          <table:covered-table-cell table:style-name="ce42"/>
          <table:covered-table-cell table:style-name="ce11"/>
          <table:covered-table-cell table:style-name="ce42"/>
          <table:covered-table-cell table:style-name="ce11"/>
          <table:covered-table-cell table:style-name="ce42"/>
          <table:covered-table-cell table:style-name="ce11"/>
          <table:covered-table-cell table:style-name="ce42"/>
          <table:covered-table-cell table:style-name="ce11"/>
          <table:table-cell/>
          <table:table-cell table:style-name="ce2" office:value-type="string" calcext:value-type="string" table:number-columns-spanned="4" table:number-rows-spanned="1">
            <text:p>Cálculos de props. Intensivas</text:p>
          </table:table-cell>
          <table:covered-table-cell table:number-columns-repeated="2" table:style-name="ce25"/>
          <table:covered-table-cell table:style-name="ce33"/>
          <table:table-cell table:number-columns-repeated="1007"/>
        </table:table-row>
        <table:table-row table:style-name="ro1">
          <table:table-cell/>
          <table:covered-table-cell table:style-name="ce3" office:value-type="string" calcext:value-type="string">
            <text:p>Corrente[i]</text:p>
          </table:covered-table-cell>
          <table:table-cell table:style-name="ce7" office:value-type="string" calcext:value-type="string" table:number-columns-spanned="2" table:number-rows-spanned="1">
            <text:p>T/degC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P/kPa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H_T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x_V</text:p>
          </table:table-cell>
          <table:covered-table-cell table:style-name="ce11"/>
          <table:table-cell table:style-name="ce2" office:value-type="string" calcext:value-type="string" table:number-columns-spanned="2" table:number-rows-spanned="1">
            <text:p>Efici.[i-1 → i]</text:p>
          </table:table-cell>
          <table:covered-table-cell table:style-name="ce11"/>
          <table:table-cell/>
          <table:table-cell table:style-name="ce20" office:value-type="string" calcext:value-type="string">
            <text:p>Dhideal</text:p>
          </table:table-cell>
          <table:table-cell table:style-name="ce6"/>
          <table:table-cell table:style-name="ce29" table:formula="of:=[.H5]-[.H4]" office:value-type="float" office:value="75" calcext:value-type="float">
            <text:p>75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39" office:value-type="string" calcext:value-type="string">
            <text:p>[1]</text:p>
          </table:table-cell>
          <table:table-cell table:style-name="ce8" office:value-type="string" calcext:value-type="string">
            <text:p>(0)</text:p>
          </table:table-cell>
          <table:table-cell table:style-name="ce12" office:value-type="float" office:value="-50" calcext:value-type="float">
            <text:p>-50.00</text:p>
          </table:table-cell>
          <table:table-cell table:style-name="ce14" office:value-type="string" calcext:value-type="string">
            <text:p>'(1~)</text:p>
          </table:table-cell>
          <table:table-cell table:style-name="ce12" office:value-type="float" office:value="3" calcext:value-type="float">
            <text:p>3.00</text:p>
          </table:table-cell>
          <table:table-cell table:style-name="ce14" office:value-type="string" calcext:value-type="string">
            <text:p>'(1~)</text:p>
          </table:table-cell>
          <table:table-cell table:style-name="ce12" office:value-type="float" office:value="370" calcext:value-type="float">
            <text:p>370.00</text:p>
          </table:table-cell>
          <table:table-cell table:style-name="ce8" office:value-type="string" calcext:value-type="string">
            <text:p>(0)</text:p>
          </table:table-cell>
          <table:table-cell table:style-name="ce16" office:value-type="string" calcext:value-type="string">
            <text:p>V_sat (1)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20" office:value-type="string" calcext:value-type="string">
            <text:p>eficiencia</text:p>
          </table:table-cell>
          <table:table-cell table:style-name="ce6"/>
          <table:table-cell table:style-name="ce29" table:formula="of:=[.L6]" office:value-type="float" office:value="0.75" calcext:value-type="float">
            <text:p>0.75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39" office:value-type="string" calcext:value-type="string">
            <text:p>[2']</text:p>
          </table:table-cell>
          <table:table-cell table:style-name="ce8" office:value-type="string" calcext:value-type="string">
            <text:p>'(4~)</text:p>
          </table:table-cell>
          <table:table-cell table:style-name="ce12" office:value-type="float" office:value="60" calcext:value-type="float">
            <text:p>60.00</text:p>
          </table:table-cell>
          <table:table-cell table:style-name="ce14" office:value-type="string" calcext:value-type="string">
            <text:p>(4)</text:p>
          </table:table-cell>
          <table:table-cell table:style-name="ce12" table:formula="of:=[.F7]" office:value-type="float" office:value="1000" calcext:value-type="float">
            <text:p>1000.00</text:p>
          </table:table-cell>
          <table:table-cell table:style-name="ce14" office:value-type="string" calcext:value-type="string">
            <text:p>'(4~)</text:p>
          </table:table-cell>
          <table:table-cell table:style-name="ce12" office:value-type="float" office:value="445" calcext:value-type="float">
            <text:p>445.00</text:p>
          </table:table-cell>
          <table:table-cell table:style-name="ce8" office:value-type="string" calcext:value-type="string">
            <text:p>(4)</text:p>
          </table:table-cell>
          <table:table-cell table:style-name="ce17" office:value-type="string" calcext:value-type="string">
            <text:p>V_sup (1)</text:p>
          </table:table-cell>
          <table:table-cell table:style-name="ce45"/>
          <table:table-cell table:style-name="ce43" office:value-type="string" calcext:value-type="string">
            <text:p>isentropico</text:p>
          </table:table-cell>
          <table:table-cell/>
          <table:table-cell table:style-name="ce20" office:value-type="string" calcext:value-type="string">
            <text:p>Dhreal</text:p>
          </table:table-cell>
          <table:table-cell table:style-name="ce6"/>
          <table:table-cell table:style-name="ce29" table:formula="of:=[.P3]/[.P4]" office:value-type="float" office:value="100" calcext:value-type="float">
            <text:p>100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39" office:value-type="string" calcext:value-type="string">
            <text:p>[2]</text:p>
          </table:table-cell>
          <table:table-cell table:style-name="ce40" office:value-type="string" calcext:value-type="string">
            <text:p>xxx</text:p>
          </table:table-cell>
          <table:table-cell table:style-name="ce41" office:value-type="string" calcext:value-type="string">
            <text:p>xxx</text:p>
          </table:table-cell>
          <table:table-cell table:style-name="ce40" office:value-type="string" calcext:value-type="string">
            <text:p>xxx</text:p>
          </table:table-cell>
          <table:table-cell table:style-name="ce43" office:value-type="string" calcext:value-type="string">
            <text:p>xxx</text:p>
          </table:table-cell>
          <table:table-cell table:style-name="ce40" office:value-type="string" calcext:value-type="string">
            <text:p>(5)</text:p>
          </table:table-cell>
          <table:table-cell table:style-name="ce41" table:formula="of:=[.P7]" office:value-type="float" office:value="470" calcext:value-type="float">
            <text:p>470.00</text:p>
          </table:table-cell>
          <table:table-cell table:style-name="ce40" office:value-type="string" calcext:value-type="string">
            <text:p>xxx</text:p>
          </table:table-cell>
          <table:table-cell table:style-name="ce44" office:value-type="string" calcext:value-type="string">
            <text:p>xxx</text:p>
          </table:table-cell>
          <table:table-cell table:style-name="ce45"/>
          <table:table-cell table:style-name="ce43" office:value-type="float" office:value="0.75" calcext:value-type="float">
            <text:p>0.75</text:p>
          </table:table-cell>
          <table:table-cell/>
          <table:table-cell table:style-name="ce20" office:value-type="string" calcext:value-type="string">
            <text:p>W[1→2](compressor)</text:p>
          </table:table-cell>
          <table:table-cell table:style-name="ce6"/>
          <table:table-cell table:style-name="ce29" table:formula="of:=[.P5]" office:value-type="float" office:value="100" calcext:value-type="float">
            <text:p>100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4" office:value-type="string" calcext:value-type="string">
            <text:p>[3]</text:p>
          </table:table-cell>
          <table:table-cell table:style-name="ce8" office:value-type="string" calcext:value-type="string">
            <text:p>(0)</text:p>
          </table:table-cell>
          <table:table-cell table:style-name="ce12" office:value-type="float" office:value="20" calcext:value-type="float">
            <text:p>20.00</text:p>
          </table:table-cell>
          <table:table-cell table:style-name="ce14" office:value-type="string" calcext:value-type="string">
            <text:p>(0)</text:p>
          </table:table-cell>
          <table:table-cell table:style-name="ce12" office:value-type="float" office:value="1000" calcext:value-type="float">
            <text:p>1000.00</text:p>
          </table:table-cell>
          <table:table-cell table:style-name="ce14" office:value-type="string" calcext:value-type="string">
            <text:p>(2)</text:p>
          </table:table-cell>
          <table:table-cell table:style-name="ce12" office:value-type="float" office:value="230" calcext:value-type="float">
            <text:p>230.00</text:p>
          </table:table-cell>
          <table:table-cell table:style-name="ce8" office:value-type="string" calcext:value-type="string">
            <text:p>(2)</text:p>
          </table:table-cell>
          <table:table-cell table:style-name="ce16" office:value-type="string" calcext:value-type="string">
            <text:p>L_sub (0)</text:p>
          </table:table-cell>
          <table:table-cell table:style-name="ce40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/>
          <table:table-cell table:style-name="ce20" office:value-type="string" calcext:value-type="string">
            <text:p>H_2 real</text:p>
          </table:table-cell>
          <table:table-cell table:style-name="ce6"/>
          <table:table-cell table:style-name="ce29" table:formula="of:=[.H4]+[.P5]" office:value-type="float" office:value="470" calcext:value-type="float">
            <text:p>470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5" office:value-type="string" calcext:value-type="string">
            <text:p>[4]</text:p>
          </table:table-cell>
          <table:table-cell table:style-name="ce9" office:value-type="string" calcext:value-type="string">
            <text:p>'(3~)</text:p>
          </table:table-cell>
          <table:table-cell table:style-name="ce13" office:value-type="float" office:value="50" calcext:value-type="float">
            <text:p>50.00</text:p>
          </table:table-cell>
          <table:table-cell table:style-name="ce15" office:value-type="string" calcext:value-type="string">
            <text:p>(3)</text:p>
          </table:table-cell>
          <table:table-cell table:style-name="ce13" table:formula="of:=[.F4]" office:value-type="float" office:value="3" calcext:value-type="float">
            <text:p>3.00</text:p>
          </table:table-cell>
          <table:table-cell table:style-name="ce15" office:value-type="string" calcext:value-type="string">
            <text:p>(3)</text:p>
          </table:table-cell>
          <table:table-cell table:style-name="ce13" table:formula="of:=[.H7]" office:value-type="float" office:value="230" calcext:value-type="float">
            <text:p>230.00</text:p>
          </table:table-cell>
          <table:table-cell table:style-name="ce9" office:value-type="string" calcext:value-type="string">
            <text:p>'(3~)</text:p>
          </table:table-cell>
          <table:table-cell table:style-name="ce18" office:value-type="float" office:value="0.4" calcext:value-type="float">
            <text:p>0.4</text:p>
          </table:table-cell>
          <table:table-cell table:style-name="ce46" office:value-type="string" calcext:value-type="string">
            <text:p>-</text:p>
          </table:table-cell>
          <table:table-cell table:style-name="ce47" office:value-type="string" calcext:value-type="string">
            <text:p>-</text:p>
          </table:table-cell>
          <table:table-cell/>
          <table:table-cell table:style-name="ce20" office:value-type="string" calcext:value-type="string">
            <text:p>Q[2→3](condensador)</text:p>
          </table:table-cell>
          <table:table-cell table:style-name="ce6"/>
          <table:table-cell table:style-name="ce29" table:formula="of:=[.H7]-[.H6]" office:value-type="float" office:value="-240" calcext:value-type="float">
            <text:p>-240.00</text:p>
          </table:table-cell>
          <table:table-cell table:style-name="ce34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ce21" office:value-type="string" calcext:value-type="string">
            <text:p>Q[4→1](evaporador)</text:p>
          </table:table-cell>
          <table:table-cell table:style-name="ce28"/>
          <table:table-cell table:style-name="ce30" table:formula="of:=[.H4]-[.H8]" office:value-type="float" office:value="140" calcext:value-type="float">
            <text:p>140.00</text:p>
          </table:table-cell>
          <table:table-cell table:style-name="ce38" office:value-type="string" calcext:value-type="string">
            <text:p>[kJ/kg]</text:p>
          </table:table-cell>
          <table:table-cell table:number-columns-repeated="1007"/>
        </table:table-row>
        <table:table-row table:style-name="ro1">
          <table:table-cell/>
          <table:table-cell table:style-name="ce1" table:number-columns-repeated="7"/>
          <table:table-cell table:number-columns-repeated="5"/>
          <table:table-cell table:style-name="ce6" table:number-columns-repeated="4"/>
          <table:table-cell table:number-columns-repeated="1007"/>
        </table:table-row>
        <table:table-row table:style-name="ro1">
          <table:table-cell/>
          <table:table-cell table:style-name="ce1" table:number-columns-repeated="7"/>
          <table:table-cell table:number-columns-repeated="5"/>
          <table:table-cell table:style-name="ce22" office:value-type="string" calcext:value-type="string" table:number-columns-spanned="4" table:number-rows-spanned="1">
            <text:p>Cálculos de prop. Extensivas</text:p>
          </table:table-cell>
          <table:covered-table-cell table:number-columns-repeated="3" table:style-name="ce1"/>
          <table:table-cell table:number-columns-repeated="1007"/>
        </table:table-row>
        <table:table-row table:style-name="ro1">
          <table:table-cell/>
          <table:table-cell table:style-name="ce1" table:number-columns-repeated="7"/>
          <table:table-cell table:number-columns-repeated="5"/>
          <table:table-cell table:style-name="ce23" office:value-type="string" calcext:value-type="string">
            <text:p>vazão mássica</text:p>
          </table:table-cell>
          <table:table-cell table:style-name="ce27" office:value-type="string" calcext:value-type="string">
            <text:p>(0)</text:p>
          </table:table-cell>
          <table:table-cell table:style-name="ce31" office:value-type="float" office:value="20" calcext:value-type="float">
            <text:p>20.00</text:p>
          </table:table-cell>
          <table:table-cell table:style-name="ce36" office:value-type="string" calcext:value-type="string">
            <text:p>[kg/min]</text:p>
          </table:table-cell>
          <table:table-cell table:number-columns-repeated="1007"/>
        </table:table-row>
        <table:table-row table:style-name="ro1">
          <table:table-cell/>
          <table:table-cell table:style-name="ce1" table:number-columns-repeated="8"/>
          <table:table-cell table:number-columns-repeated="2"/>
          <table:table-cell table:style-name="ce1"/>
          <table:table-cell/>
          <table:table-cell table:style-name="ce24" office:value-type="string" calcext:value-type="string">
            <text:p>Potencia termica</text:p>
          </table:table-cell>
          <table:table-cell table:style-name="ce1" office:value-type="string" calcext:value-type="string">
            <text:p>(8)</text:p>
          </table:table-cell>
          <table:table-cell table:style-name="ce32" table:formula="of:=[.P9]*[.P12]" office:value-type="float" office:value="2800" calcext:value-type="float">
            <text:p>2.80E+03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table:style-name="ce24" office:value-type="string" calcext:value-type="string">
            <text:p>Potencia eletrica</text:p>
          </table:table-cell>
          <table:table-cell table:style-name="ce1" office:value-type="string" calcext:value-type="string">
            <text:p>(9)</text:p>
          </table:table-cell>
          <table:table-cell table:style-name="ce32" table:formula="of:=[.P6]*[.P12]" office:value-type="float" office:value="2000" calcext:value-type="float">
            <text:p>2.00E+03</text:p>
          </table:table-cell>
          <table:table-cell table:style-name="ce37"/>
          <table:table-cell table:number-columns-repeated="1007"/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table:style-name="ce21" office:value-type="string" calcext:value-type="string">
            <text:p>Coeficiente desempenho</text:p>
          </table:table-cell>
          <table:table-cell table:style-name="ce28" office:value-type="string" calcext:value-type="string">
            <text:p>(10)</text:p>
          </table:table-cell>
          <table:table-cell table:style-name="ce30" table:formula="of:=[.P13]/[.P14]" office:value-type="float" office:value="1.4" calcext:value-type="float">
            <text:p>1.40</text:p>
          </table:table-cell>
          <table:table-cell table:style-name="ce38"/>
          <table:table-cell table:number-columns-repeated="1007"/>
        </table:table-row>
        <table:table-row table:style-name="ro1">
          <table:table-cell/>
          <table:table-cell table:style-name="ce1" table:number-columns-repeated="8"/>
          <table:table-cell table:number-columns-repeated="4"/>
          <table:table-cell table:style-name="ce6" table:number-columns-repeated="4"/>
          <table:table-cell table:number-columns-repeated="1007"/>
        </table:table-row>
        <table:table-row table:style-name="ro1" table:visibility="collapse" table:number-rows-repeated="1048559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6" loext:min-decimal-places="16" number:min-integer-digits="1"/>
    </number:number-style>
    <number:number-style style:name="N113">
      <number:number number:decimal-places="17" loext:min-decimal-places="17" number:min-integer-digits="1"/>
    </number:number-style>
    <number:number-style style:name="N114">
      <number:number number:decimal-places="18" loext:min-decimal-places="18" number:min-integer-digits="1"/>
    </number:number-style>
    <number:number-style style:name="N115">
      <number:number number:decimal-places="19" loext:min-decimal-places="19" number:min-integer-digits="1"/>
    </number:number-style>
    <number:number-style style:name="N116">
      <number:number number:decimal-places="20" loext:min-decimal-places="20" number:min-integer-digits="1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2" loext:min-decimal-places="12"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22:25:54.389043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10:30:07.274497239</meta:creation-date>
    <dc:date>2018-09-26T22:26:45.919941161</dc:date>
    <meta:editing-duration>PT10H57M23S</meta:editing-duration>
    <meta:editing-cycles>90</meta:editing-cycles>
    <meta:generator>LibreOffice/5.1.6.2$Linux_X86_64 LibreOffice_project/10m0$Build-2</meta:generator>
    <meta:document-statistic meta:table-count="2" meta:cell-count="166" meta:object-count="0"/>
  </office:meta>
</office:document-meta>
</file>